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2717in"/>
    </style:style>
    <style:style style:name="co4" style:family="table-column">
      <style:table-column-properties fo:break-before="auto" style:column-width="2.2846in"/>
    </style:style>
    <style:style style:name="co5" style:family="table-column">
      <style:table-column-properties fo:break-before="auto" style:column-width="6.3382in"/>
    </style:style>
    <style:style style:name="co6" style:family="table-column">
      <style:table-column-properties fo:break-before="auto" style:column-width="13.0902in"/>
    </style:style>
    <style:style style:name="co7" style:family="table-column">
      <style:table-column-properties fo:break-before="auto" style:column-width="9.1783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8083in" fo:break-before="auto" style:use-optimal-row-height="true"/>
    </style:style>
    <style:style style:name="ro3" style:family="table-row">
      <style:table-row-properties style:row-height="1.0047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ro5" style:family="table-row">
      <style:table-row-properties style:row-height="1.202in" fo:break-before="auto" style:use-optimal-row-height="true"/>
    </style:style>
    <style:style style:name="ro6" style:family="table-row">
      <style:table-row-properties style:row-height="0.756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font-style="normal" style:text-underline-style="none" fo:font-weight="normal" style:font-name-asian="SimSun1" style:font-size-asian="12pt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font-style="normal" style:text-underline-style="none" fo:font-weight="normal" style:font-name-asian="SimSun1" style:font-size-asian="12pt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name-asian="Arial Unicode MS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font-style="normal" style:text-underline-style="none" fo:font-weight="normal" style:font-name-asian="SimSun1" style:font-size-asian="12pt" style:font-style-asian="normal" style:font-weight-asian="normal" style:font-size-complex="6.80000019073486pt" style:language-complex="en" style:country-complex="US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italic" style:text-underline-style="none" fo:font-weight="normal" style:font-name-asian="Arial Unicode MS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name-asian="Calibri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name-asian="Times New Roman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Calibri" style:font-size-complex="12pt" style:language-complex="en" style:country-complex="US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font-name="Times New Roman" fo:font-size="12pt" fo:language="en" fo:country="US" fo:font-style="normal" style:text-underline-style="none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T1" style:family="text">
      <style:text-properties style:use-window-font-color="true" style:font-name="Times New Roman" fo:font-size="12pt" style:font-name-asian="SimSun1" style:font-name-complex="Tahoma" style:font-size-complex="6.80000019073486pt"/>
    </style:style>
    <style:style style:name="T2" style:family="text">
      <style:text-properties style:use-window-font-color="true" style:font-name="Times New Roman" fo:font-size="12pt" style:font-name-asian="SimSun1" style:font-name-complex="Times New Roman" style:font-size-complex="6.80000019073486pt"/>
    </style:style>
    <style:style style:name="T3" style:family="text">
      <style:text-properties style:font-name="Times New Roman" fo:language="en" fo:country="US" style:language-asian="en" style:country-asian="US" style:font-size-complex="6.80000019073486pt"/>
    </style:style>
    <style:style style:name="T4" style:family="text">
      <style:text-properties style:font-name="Tahoma" fo:font-size="12pt" fo:language="en" fo:country="US" style:language-asian="en" style:country-asian="US" style:font-name-complex="Tahoma" style:font-size-complex="6.80000019073486pt"/>
    </style:style>
    <style:style style:name="T5" style:family="text">
      <style:text-properties style:font-name="Tahoma" fo:font-size="12pt" fo:language="en" fo:country="US" style:language-asian="en" style:country-asian="US" style:font-size-complex="6.80000019073486pt"/>
    </style:style>
    <style:style style:name="T6" style:family="text">
      <style:text-properties style:use-window-font-color="true" style:font-name="Tahoma" fo:font-size="12pt" style:font-name-asian="SimSun1" style:font-name-complex="Tahoma" style:font-size-complex="6.80000019073486pt"/>
    </style:style>
    <style:style style:name="T7" style:family="text">
      <style:text-properties style:use-window-font-color="true" style:font-name="F" fo:font-size="12pt" fo:language="en" fo:country="US" style:font-name-asian="SimSun1" style:language-asian="zh" style:country-asian="CN" style:font-name-complex="Mangal1" style:font-size-complex="6.80000019073486pt"/>
    </style:style>
    <style:style style:name="T8" style:family="text">
      <style:text-properties style:use-window-font-color="true" style:font-name="Times New Roman" fo:font-size="12pt" fo:language="en" fo:country="US" fo:font-style="normal" fo:font-weight="normal" style:font-name-asian="SimSun1" style:language-asian="zh" style:country-asian="CN" style:font-name-complex="Mangal1" style:font-size-complex="6.80000019073486pt"/>
    </style:style>
    <style:style style:name="T9" style:family="text">
      <style:text-properties style:font-name="Times New Roman" fo:language="en" fo:country="US" fo:font-style="italic" style:language-asian="en" style:country-asian="US" style:font-size-complex="6.80000019073486pt" style:font-style-complex="italic"/>
    </style:style>
    <style:style style:name="T10" style:family="text">
      <style:text-properties style:font-name="Times New Roman" fo:language="en" fo:country="US" style:font-name-asian="Calibri" style:language-asian="en" style:country-asian="US" style:font-size-complex="6.80000019073486pt"/>
    </style:style>
    <style:style style:name="T11" style:family="text">
      <style:text-properties style:font-name="Times New Roman" fo:font-size="12pt" fo:language="en" fo:country="US" fo:font-style="normal" fo:font-weight="normal" style:font-name-asian="Calibri" style:language-asian="en" style:country-asian="US" style:font-size-complex="6.80000019073486pt"/>
    </style:style>
    <style:style style:name="T12" style:family="text">
      <style:text-properties style:font-name="F"/>
    </style:style>
    <style:style style:name="T13" style:family="text">
      <style:text-properties style:font-name="F" fo:font-size="12pt" fo:language="en" fo:country="US" fo:font-style="normal" fo:font-weight="normal" style:font-name-asian="Calibri" style:language-asian="en" style:country-asian="US" style:font-size-complex="6.80000019073486pt"/>
    </style:style>
    <style:style style:name="T14" style:family="text">
      <style:text-properties style:font-name="Tahoma" fo:font-size="12pt" fo:language="en" fo:country="US" style:font-name-asian="Times New Roman" style:language-asian="en" style:country-asian="US" style:font-name-complex="Tahoma" style:font-size-complex="6.80000019073486pt"/>
    </style:style>
    <style:style style:name="T15" style:family="text">
      <style:text-properties style:font-name="Tahoma" fo:font-size="12pt" fo:language="en" fo:country="US" style:font-name-asian="Times New Roman" style:language-asian="en" style:country-asian="US" style:font-name-complex="Calibri" style:font-size-complex="6.80000019073486pt"/>
    </style:style>
    <style:style style:name="T16" style:family="text">
      <style:text-properties style:font-name="Times New Roman" style:font-size-complex="6.80000019073486pt"/>
    </style:style>
    <style:style style:name="T17" style:family="text">
      <style:text-properties style:font-name="F" fo:language="en" fo:country="US" style:font-name-asian="Calibri" style:language-asian="en" style:country-asian="US" style:font-size-complex="6.80000019073486pt"/>
    </style:style>
    <style:style style:name="T18" style:family="text">
      <style:text-properties style:font-name="Times New Roman" fo:font-size="8pt" fo:language="en" fo:country="US" style:font-name-asian="Times New Roman" style:language-asian="en" style:country-asian="US" style:font-name-complex="Calibri" style:font-size-complex="6.80000019073486pt"/>
    </style:style>
    <style:style style:name="T19" style:family="text">
      <style:text-properties style:font-name="Times New Roman" fo:font-size="12pt" fo:language="en" fo:country="US" style:font-name-asian="Times New Roman" style:language-asian="en" style:country-asian="US" style:font-name-complex="Calibri" style:font-size-complex="6.80000019073486pt"/>
    </style:style>
    <style:style style:name="T20" style:family="text">
      <style:text-properties style:font-name="Times New Roman" fo:font-size="12pt" fo:language="en" fo:country="US" style:font-name-asian="Times New Roman" style:language-asian="en" style:country-asian="US" style:font-name-complex="Calibri" style:font-size-complex="6.80000019073486pt" style:language-complex="en" style:country-complex="US"/>
    </style:style>
    <style:style style:name="T21" style:family="text">
      <style:text-properties style:font-name="Times New Roman" fo:font-size="12pt" fo:language="en" fo:country="US" fo:font-style="normal" fo:font-weight="normal" style:font-name-asian="Times New Roman" style:language-asian="en" style:country-asian="US" style:font-name-complex="Calibri" style:font-size-complex="6.80000019073486pt" style:language-complex="en" style:country-complex="US"/>
    </style:style>
    <style:style style:name="T22" style:family="text">
      <style:text-properties style:font-name="Times New Roman" fo:font-size="12pt" fo:language="en" fo:country="US" fo:font-style="normal" fo:font-weight="normal" style:font-name-asian="Times New Roman" style:language-asian="en" style:country-asian="US" style:font-name-complex="Tahoma" style:font-size-complex="6.80000019073486pt" style:language-complex="en" style:country-complex="US"/>
    </style:style>
    <style:style style:name="T23" style:family="text">
      <style:text-properties style:font-name="Times New Roman" fo:font-size="12pt" fo:language="en" fo:country="US" style:font-name-asian="Calibri" style:language-asian="en" style:country-asian="US" style:font-name-complex="Tahoma" style:font-size-complex="6.80000019073486pt" style:language-complex="en" style:country-complex="US"/>
    </style:style>
    <style:style style:name="T24" style:family="text">
      <style:text-properties style:font-name="Times New Roman" fo:font-size="8pt" fo:language="en" fo:country="US" style:font-name-asian="Times New Roman" style:language-asian="en" style:country-asian="US" style:font-name-complex="Calibri" style:font-size-complex="4.59999990463257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>
            <text:p>No.</text:p>
          </table:table-cell>
          <table:table-cell table:style-name="ce2" office:value-type="string">
            <text:p>Measure</text:p>
          </table:table-cell>
          <table:table-cell table:style-name="ce2" office:value-type="string">
            <text:p>Why we measur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Data Collection</text:p>
          </table:table-cell>
          <table:table-cell table:style-name="ce2" office:value-type="string">
            <text:p>Metric</text:p>
          </table:table-cell>
          <table:table-cell table:style-name="ce2" office:value-type="string">
            <text:p>Description for Metric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Progress</text:p>
          </table:table-cell>
          <table:table-cell table:style-name="ce3" office:value-type="string">
            <text:p>1. Provide the status of project</text:p>
            <text:p>2. Đo % công việc hoàn thành</text:p>
            <text:p>3. Đo % công việc hoàn thành đúng tiến độ</text:p>
          </table:table-cell>
          <table:table-cell table:style-name="ce3" office:value-type="string">
            <text:p>1. Schedule</text:p>
            <text:p>2. Project tracking spreadsheet</text:p>
          </table:table-cell>
          <table:table-cell table:style-name="ce3" office:value-type="string">
            <text:p>1. Tasks on WBS</text:p>
            <text:p>2. Tasks completed on time (TCOT)</text:p>
            <text:p>3. Tasks completed (TC)</text:p>
          </table:table-cell>
          <table:table-cell table:style-name="ce3" office:value-type="string">
            <text:p>1. % công việc hoàn thành = TC/WBS</text:p>
            <text:p>2. % công việc hoàn thành đúng tiến độ = TCOT/TC</text:p>
          </table:table-cell>
          <table:table-cell table:style-name="ce3" office:value-type="string">
            <text:p>Nắm khối lượng công việc, đưa ra quyết định, điều chỉnh schedule cho hợp lý, …</text:p>
            <text:p/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Cost</text:p>
          </table:table-cell>
          <table:table-cell table:style-name="ce2"/>
          <table:table-cell table:style-name="ce2" office:value-type="string">
            <text:p>1.Project tracking spreadsheet</text:p>
          </table:table-cell>
          <table:table-cell table:style-name="ce4" office:value-type="string">
            <text:p><text:span text:style-name="T1">1. BCWP (is the planned cost to complete the work that has been done)</text:span></text:p>
            <text:p><text:span text:style-name="T2">2. ACWP (is the cost incurred to accomplish the work that has been done to date)</text:span></text:p>
          </table:table-cell>
          <table:table-cell table:style-name="ce8" office:value-type="string">
            <text:p><text:span text:style-name="T6">1.CPI (cost performance index):</text:span></text:p>
            <text:p><text:span text:style-name="T2">CPI = BCWP /ACWP</text:span></text:p>
            <text:p><text:span text:style-name="T6">2.CV (cost variance):</text:span></text:p>
            <text:p><text:span text:style-name="T7"><text:s text:c="2"/></text:span><text:span text:style-name="T8">CV = BCWP – ACWP</text:span></text:p>
          </table:table-cell>
          <table:table-cell table:style-name="ce7" office:value-type="string">
            <text:p><text:span text:style-name="T4">1. CV (cost variance) is the difference between the planned cost for work complete and the actual cost.</text:span></text:p>
            <text:p><text:span text:style-name="T4">2. <text:s/>CPI (Cost performance index) is how much it really costs to earn the report value.</text:span></text:p>
            <text:p><text:span text:style-name="T4">+ If CPI = 1.0, we have perfect performance. </text:span></text:p>
            <text:p><text:span text:style-name="T5">+ If CPI &gt; 1.0, we have exceptional performance.</text:span></text:p>
            <text:p><text:span text:style-name="T4">+ If CPI &lt; 1.0, we have poor performance.</text:span></text:p>
          </table:table-cell>
          <table:table-cell table:number-columns-repeated="1016"/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Quality</text:p>
          </table:table-cell>
          <table:table-cell table:style-name="ce2" table:number-columns-repeated="2"/>
          <table:table-cell table:style-name="ce5"/>
          <table:table-cell table:style-name="ce9" office:value-type="string">
            <text:p><text:span text:style-name="T9">1. Number of completed vs. planed function points </text:span></text:p>
            <text:p><text:span text:style-name="T9">2. Number of passed vs. total test case (how many percents)</text:span></text:p>
            <text:p><text:span text:style-name="T9">3. Number of fixed vs. found defect (how many percents)</text:span></text:p>
          </table:table-cell>
          <table:table-cell table:style-name="ce6" office:value-type="string">
            <text:p><text:span text:style-name="T16">1. Base on number of functional requirements in Viking URD (table 2 page 12) and number of completed functional requirements</text:span></text:p>
            <text:p><text:span text:style-name="T16">2. You can know efficiency of your project and satisfaction of customer</text:span></text:p>
            <text:p><text:span text:style-name="T16">3. Base on actual figure when Viking project starts.</text:span>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Process</text:p>
          </table:table-cell>
          <table:table-cell table:style-name="ce2" table:number-columns-repeated="2"/>
          <table:table-cell table:style-name="ce6" office:value-type="string">
            <text:p><text:span text:style-name="T3">1. Number of WBS’s tasks planned to be completed</text:span></text:p>
            <text:p><text:span text:style-name="T3">2. Number of WBS’s tasks completed on time</text:span></text:p>
            <text:p><text:span text:style-name="T3">3. Number of WBS’s tasks completed late</text:span></text:p>
            <text:p><text:span text:style-name="T3">4. Number of WBS’s tasks completed overdue</text:span></text:p>
          </table:table-cell>
          <table:table-cell table:style-name="ce10" office:value-type="string">
            <text:p><text:span text:style-name="T10">1. SV (Schedule variance):</text:span></text:p>
            <text:p><text:span text:style-name="T11">SV = BCWP- BCWS</text:span></text:p>
            <text:p><text:span text:style-name="T12">2. SPI </text:span><text:span text:style-name="T13">(Schedule Performance Index): SPI = (BCWP/BCWS)</text:span></text:p>
          </table:table-cell>
          <table:table-cell table:style-name="ce10" office:value-type="string">
            <text:p><text:span text:style-name="T10">1. SPI (schedule performance index) is how much of the original scheduled work has been accomplished.</text:span></text:p>
            <text:p><text:span text:style-name="T10">2. SV (schedule variance) is the difference between the planned and earned value.</text:span></text:p>
            <text:p><text:span text:style-name="T3">+ If SPI = 1.0, the project is on plan.</text:span></text:p>
            <text:p><text:span text:style-name="T3">+ If SPI &gt; 1.0, the project is overachieving. </text:span></text:p>
            <text:p><text:span text:style-name="T3">+ If SPI &lt; 1.0, the project is underachieving.</text:span></text:p>
            <text:p><text:span text:style-name="T17"/>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Defect</text:p>
          </table:table-cell>
          <table:table-cell table:style-name="ce2" table:number-columns-repeated="2"/>
          <table:table-cell table:style-name="ce6" office:value-type="string">
            <text:p>1. Number of defect</text:p>
            <text:p>2. Number of opened defect</text:p>
            <text:p>3. Number of closed defect</text:p>
            <text:p>4. Number Line of Code (LOC)</text:p>
            <text:p>5. Total time to be fixed defects</text:p>
          </table:table-cell>
          <table:table-cell table:style-name="ce10" office:value-type="string">
            <text:p><text:span text:style-name="T10">1.Defect density = Number of defect/all KLOC</text:span></text:p>
            <text:p><text:span text:style-name="T10">2.Average % Fixed defect = (Number of closed defect/ Number of defect)</text:span></text:p>
            <text:p><text:span text:style-name="T10">3. Average time to fix a defect =( Total time to be fixed defects/ Number of closed defect)</text:span></text:p>
            <text:p><text:span text:style-name="T12"/></text:p>
          </table:table-cell>
          <table:table-cell table:style-name="ce12" office:value-type="string">
            <text:p><text:span text:style-name="T18">1</text:span><text:span text:style-name="T18">. </text:span><text:span text:style-name="T19">To help we know source code are good or bad based on standard, you can <text:s/>predict you must fix more or less</text:span></text:p>
            <text:p><text:span text:style-name="T19">2. To help you set up plan to fix defect, it get less time than you do not know average time to fix a defect</text:span></text:p>
          </table:table-cell>
          <table:table-cell table:number-columns-repeated="1016"/>
        </table:table-row>
        <table:table-row table:style-name="ro6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Customer satification</text:p>
          </table:table-cell>
          <table:table-cell table:style-name="ce2" table:number-columns-repeated="2"/>
          <table:table-cell table:style-name="ce7" office:value-type="string">
            <text:p><text:span text:style-name="T4">1. Delivery Schedule Rating</text:span></text:p>
            <text:p><text:span text:style-name="T5">2. Price Rating</text:span></text:p>
            <text:p><text:span text:style-name="T5">3. Cooperation Rating</text:span></text:p>
          </table:table-cell>
          <table:table-cell table:style-name="ce11" office:value-type="string">
            <text:p><text:span text:style-name="T14">1. DR = (actual days taken for delivery <text:s/>– accepted days for delivery) / accepted days for delivery</text:span></text:p>
            <text:p><text:span text:style-name="T15">2. PR = (actual amount billed – amount on the purchase order) / amount on the purchase order</text:span></text:p>
            <text:p><text:span text:style-name="T14">3. CR = (number of change requests received – number of change requests implemented without affecting delivery </text:span><text:span text:style-name="T14">date or price) / number of change requests received</text:span></text:p>
          </table:table-cell>
          <table:table-cell table:style-name="ce13" office:value-type="string">
            <text:p><text:span text:style-name="T20"><text:s/></text:span><text:span text:style-name="T20">1.</text:span><text:span text:style-name="T21">T</text:span><text:span text:style-name="T22">o accesses level of requirements stability</text:span></text:p>
            <text:p><text:span text:style-name="T22">2. </text:span><text:span text:style-name="T21">To helps for us to understand what function stratifies customer</text:span></text:p>
            <text:p><text:span text:style-name="T20">3. </text:span><text:span text:style-name="T23">Defines high – priority of defect that helping for decision of project manager know what defect will be fixed early</text:span></text:p>
            <text:p><text:span text:style-name="T24"/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<text:span text:style-name="T10">SV (Schedule variance)</text:span></text:p>
            <text:p><text:span text:style-name="T10">SV = BCWP- BCWS</text:span></text:p>
            <text:p><text:span text:style-name="T10">(Schedule Performance Index) SPI = (BCWP/BCWS)</text:span></text:p>
            <text:p><text:span text:style-name="T12"/>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3">02/23/2012</text:date>, <text:time>23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23T23:08:36.94</dc:date>
    <dc:creator>ABC ABC</dc:creator>
    <meta:generator>OpenOffice.org/3.3$Win32 OpenOffice.org_project/330m20$Build-9567</meta:generator>
    <meta:editing-duration>PT1H3M27S</meta:editing-duration>
    <meta:editing-cycles>2</meta:editing-cycles>
    <meta:document-statistic meta:table-count="3" meta:cell-count="40" meta:object-count="0"/>
  </office:meta>
</office:document-meta>
</file>